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38%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</style:style>
    <style:style style:name="P4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3.5pt" fo:font-style="italic" style:text-underline-style="solid" style:text-underline-width="auto" style:text-underline-color="font-color" fo:font-weight="bold" fo:background-color="transparent"/>
    </style:style>
    <style:style style:name="P9" style:family="paragraph" style:parent-style-name="Text_20_body">
      <style:paragraph-properties fo:margin-top="0in" fo:margin-bottom="0.111in" style:contextual-spacing="false" fo:line-height="138%" style:writing-mode="lr-tb"/>
    </style:style>
    <style:style style:name="P10" style:family="paragraph" style:parent-style-name="Text_20_body">
      <style:paragraph-properties fo:margin-top="0in" fo:margin-bottom="0.111in" style:contextual-spacing="false" fo:line-height="138%" style:writing-mode="lr-tb"/>
      <style:text-properties officeooo:paragraph-rsid="000813ea"/>
    </style:style>
    <style:style style:name="P11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</style:style>
    <style:style style:name="P12" style:family="paragraph" style:parent-style-name="Text_20_body">
      <style:paragraph-properties fo:margin-left="1in" fo:margin-right="0in" fo:line-height="138%" fo:text-indent="0in" style:auto-text-indent="false" style:writing-mode="lr-tb"/>
    </style:style>
    <style:style style:name="P13" style:family="paragraph" style:parent-style-name="Text_20_body">
      <style:paragraph-properties fo:line-height="138%" style:writing-mode="lr-tb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0813ea"/>
    </style:style>
    <style:style style:name="P17" style:family="paragraph" style:parent-style-name="Text_20_body" style:master-page-name="">
      <style:paragraph-properties fo:margin-left="0in" fo:margin-right="0in" fo:margin-top="0in" fo:margin-bottom="0in" style:contextual-spacing="false" fo:line-height="138%" fo:text-indent="0in" style:auto-text-indent="false" style:page-number="auto" style:writing-mode="lr-tb"/>
    </style:style>
    <style:style style:name="P18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19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20" style:family="paragraph" style:parent-style-name="Text_20_body">
      <style:paragraph-properties fo:margin-left="0in" fo:margin-right="0in" fo:line-height="138%" fo:text-indent="0in" style:auto-text-indent="false" style:writing-mode="lr-tb"/>
    </style:style>
    <style:style style:name="P21" style:family="paragraph" style:parent-style-name="Text_20_body">
      <style:paragraph-properties fo:margin-left="1.5in" fo:margin-right="0in" fo:margin-top="0in" fo:margin-bottom="0in" style:contextual-spacing="false" fo:line-height="138%" fo:text-indent="-1in" style:auto-text-indent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813e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Luna GUI / Luna Instrument Controller Command Interface Definition</text:span></text:p>
      <text:p text:style-name="P4">Command Format:</text:p>
      <text:p text:style-name="P3"><text:span text:style-name="T1">ID</text:span><text:span text:style-name="T2">: 10 bytes (0-9)</text:span></text:p>
      <text:p text:style-name="P2">Right justified, zero filled, Ascii characters representing an id number. </text:p>
      <text:p text:style-name="P3"><text:span text:style-name="T2">Eg: </text:span><text:span text:style-name="T4">0000000001</text:span></text:p>
      <text:p text:style-name="P3"><text:span text:style-name="T4"/></text:p>
      <text:p text:style-name="P10"><text:span text:style-name="T1">Length</text:span><text:span text:style-name="T6"> </text:span><text:span text:style-name="T2">(size of the message): 10 bytes (10-19)</text:span></text:p>
      <text:p text:style-name="P10"><text:span text:style-name="T2">Right justified, zero filled, Ascii characters representing an id number.</text:span></text:p>
      <text:p text:style-name="P10"><text:span text:style-name="T2">Size is totally inclusive (n)</text:span></text:p>
      <text:p text:style-name="P2">Eg: 0000000123</text:p>
      <text:p text:style-name="P2"/>
      <text:p text:style-name="P10"><text:span text:style-name="T1">Device name</text:span><text:span text:style-name="T2">: 64 bytes (20-83)</text:span></text:p>
      <text:p text:style-name="P10"><text:span text:style-name="T2">Left justified ASCII Characters representing a device name. Space filled.</text:span></text:p>
      <text:p text:style-name="P10"><text:span text:style-name="T2">Eg: </text:span><text:span text:style-name="T4">HighVoltageSupply</text:span></text:p>
      <text:p text:style-name="P10"><text:span text:style-name="T1">CMD</text:span><text:span text:style-name="T2">: 10 bytes (84-93)</text:span></text:p>
      <text:p text:style-name="P10"><text:span text:style-name="T2">Left justified ASCII Characters representing a device name. Space filled.</text:span></text:p>
      <text:p text:style-name="P10"><text:span text:style-name="T2">Eg: </text:span><text:span text:style-name="T4">INVTHW____</text:span></text:p>
      <text:p text:style-name="P10"><text:span text:style-name="T1">Args</text:span><text:span text:style-name="T2">: x bytes: 94-n</text:span></text:p>
      <text:p text:style-name="P16"><text:span text:style-name="T2">Left justified ASCII Characters representing any arguments to a command. Line feed terminated.</text:span></text:p>
      <text:p text:style-name="P16"><text:span text:style-name="T2">Eg: </text:span><text:span text:style-name="T4">10.123\n</text:span></text:p>
      <text:p text:style-name="P16"><text:span text:style-name="T2">ID of the message will always increment by one.</text:span></text:p>
      <text:p text:style-name="P2">The response will contain the sender’s (i.e. whoever initiated the command) ID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Instrument Controller Supported Commands</text:p>
      <text:p text:style-name="P5">Unless otherwise stated, commands return an “OK” response when successful.  Failed commands return “FAIL” and unknown commands return “SYNTAX” in the response.</text:p>
      <text:p text:style-name="P9"/>
      <text:p text:style-name="P8">Instrument Controller Server Commands</text:p>
      <text:p text:style-name="P4">Inventory Hardware</text:p>
      <text:p text:style-name="P15"><text:span text:style-name="T2">CMD:</text:span><text:span text:style-name="T6"> <text:tab/><text:tab/><text:tab/></text:span><text:span text:style-name="T4">INVTHW</text:span></text:p>
      <text:p text:style-name="P15"><text:span text:style-name="T2">Response: </text:span><text:span text:style-name="T6"><text:s/><text:tab/><text:tab/></text:span><text:span text:style-name="T4">INVTHW____[status string]\n</text:span></text:p>
      <text:p text:style-name="P17"><text:span text:style-name="T2">Description: <text:tab/><text:tab/>Multiple instances of the same command but with further information <text:tab/><text:tab/><text:tab/><text:tab/>filled in. Each response will have the device name field filled in with the <text:tab/><text:tab/><text:tab/><text:tab/>name of a device that is identified in the system XML configuration file. In <text:tab/><text:tab/><text:tab/>the arguments section will be a status string.</text:span></text:p>
      <text:p text:style-name="P21"/>
      <text:p text:style-name="P14">Shutdown System</text:p>
      <text:p text:style-name="P15"><text:span text:style-name="T2">CMD: <text:tab/><text:tab/><text:tab/>SHUTDOWN</text:span></text:p>
      <text:p text:style-name="P15"><text:span text:style-name="T2">Response: <text:tab/><text:tab/>None</text:span></text:p>
      <text:p text:style-name="P15"><text:span text:style-name="T2">Description: <text:tab/><text:tab/>Instrument controller will issue appropriate shutdown commands to all <text:tab/><text:tab/><text:tab/><text:tab/>devices and exit.</text:span></text:p>
      <text:p text:style-name="P11"/>
      <text:p text:style-name="P11"><text:span text:style-name="T2"/></text:p>
      <text:p text:style-name="P7">High Voltage Power Supply</text:p>
      <text:p text:style-name="P4">Get Voltage and Current</text:p>
      <text:p text:style-name="P3"><text:span text:style-name="T2">CMD: <text:tab/><text:tab/><text:tab/></text:span><text:span text:style-name="T4">GETVI</text:span></text:p>
      <text:p text:style-name="P3"><text:span text:style-name="T2">Device Name:</text:span><text:span text:style-name="T6"> <text:tab/></text:span><text:span text:style-name="T4">HighVoltageSupply</text:span></text:p>
      <text:p text:style-name="P3"><text:span text:style-name="T2">Response:</text:span><text:span text:style-name="T6"> <text:tab/><text:tab/></text:span><text:span text:style-name="T4">OK________[voltage] [current]\n </text:span><text:span text:style-name="T5">(check to see if it’s one <text:tab/><text:tab/><text:tab/><text:tab/>space or more)</text:span></text:p>
      <text:p text:style-name="P3"><text:span text:style-name="T2">Example:</text:span><text:span text:style-name="T6"> <text:tab/><text:tab/></text:span><text:span text:style-name="T4">GETV______\n</text:span></text:p>
      <text:p text:style-name="P15"><text:span text:style-name="T2">Description:</text:span><text:span text:style-name="T6"> <text:tab/><text:tab/></text:span><text:span text:style-name="T2">Will return the voltage (in volts) and current (in milliamps).</text:span></text:p>
      <text:p text:style-name="P4"/>
      <text:p text:style-name="P4"/>
      <text:p text:style-name="P4"/>
      <text:p text:style-name="P4"/>
      <text:p text:style-name="P4"><text:soft-page-break/>Set Voltage</text:p>
      <text:p text:style-name="P3"><text:span text:style-name="T2">CMD: <text:tab/><text:tab/><text:tab/></text:span><text:span text:style-name="T4">SETV [volts]</text:span></text:p>
      <text:p text:style-name="P3"><text:span text:style-name="T2">Device Name:</text:span><text:span text:style-name="T6"> <text:tab/></text:span><text:span text:style-name="T4">HighVoltageSupply</text:span></text:p>
      <text:p text:style-name="P3"><text:span text:style-name="T2">Response: <text:tab/><text:tab/></text:span><text:span text:style-name="T4">OK________\n (</text:span><text:span text:style-name="T5">same thing here)</text:span></text:p>
      <text:p text:style-name="P3"><text:span text:style-name="T2">Example: <text:tab/><text:tab/></text:span><text:span text:style-name="T4">SETV______10.0\n</text:span></text:p>
      <text:p text:style-name="P15"><text:span text:style-name="T2">Description: <text:tab/><text:tab/>Will set the voltage to the specified amount (in volts).</text:span></text:p>
      <text:p text:style-name="P15"><text:span text:style-name="T2"/></text:p>
      <text:p text:style-name="P7">Thermo Cycler (TEC)</text:p>
      <text:p text:style-name="P4">Start Sequence</text:p>
      <text:p text:style-name="P3"><text:span text:style-name="T2">CMD: <text:tab/><text:tab/><text:tab/></text:span><text:span text:style-name="T4">STARTSEQ [number of cycles]</text:span></text:p>
      <text:p text:style-name="P3"><text:span text:style-name="T2">Device Name: <text:tab/></text:span><text:span text:style-name="T4">TECController</text:span></text:p>
      <text:p text:style-name="P3"><text:span text:style-name="T2">Response: <text:tab/><text:tab/></text:span><text:span text:style-name="T4">OK\n</text:span></text:p>
      <text:p text:style-name="P3"><text:span text:style-name="T2">Example:</text:span><text:span text:style-name="T6"> <text:tab/><text:tab/></text:span><text:span text:style-name="T4">STARTSEQ__40\n</text:span></text:p>
      <text:p text:style-name="P15"><text:span text:style-name="T2">Description: <text:tab/><text:tab/>Will begin the thermo cycler’s predefined steps for the given number <text:tab/><text:tab/><text:tab/><text:tab/>of cycles.</text:span></text:p>
      <text:p text:style-name="P9"><text:span text:style-name="T1">Stop Sequence</text:span></text:p>
      <text:p text:style-name="P3"><text:span text:style-name="T2">CMD:</text:span><text:span text:style-name="T6"> <text:tab/><text:tab/><text:tab/></text:span><text:span text:style-name="T4">STOPSEQ</text:span></text:p>
      <text:p text:style-name="P3"><text:span text:style-name="T2">Device Name:</text:span><text:span text:style-name="T6"> <text:tab/></text:span><text:span text:style-name="T4">TECController</text:span></text:p>
      <text:p text:style-name="P3"><text:span text:style-name="T2">Response: <text:tab/><text:tab/></text:span><text:span text:style-name="T4">OK\n</text:span></text:p>
      <text:p text:style-name="P3"><text:span text:style-name="T2">Example: <text:tab/><text:tab/></text:span><text:span text:style-name="T4">STOPSEQ___\n</text:span></text:p>
      <text:p text:style-name="P15"><text:span text:style-name="T2">Description:</text:span><text:span text:style-name="T6"> <text:tab/><text:tab/></text:span><text:span text:style-name="T2">Will abort the thermo cycler’s currently running sequence.</text:span></text:p>
      <text:p text:style-name="P18"/>
      <text:p text:style-name="P18">Read Sequence Data</text:p>
      <text:p text:style-name="P3"><text:span text:style-name="T2">CMD: <text:tab/><text:tab/><text:tab/></text:span><text:span text:style-name="T4">READSEQD</text:span></text:p>
      <text:p text:style-name="P3"><text:span text:style-name="T2">Device Name:</text:span><text:span text:style-name="T6"> <text:tab/></text:span><text:span text:style-name="T4">TECController</text:span></text:p>
      <text:p text:style-name="P15"><text:span text:style-name="T2">Response: <text:tab/><text:tab/></text:span><text:span text:style-name="T4">OK_[block temp]_[sample temp]_[current cycle]_[step]\n</text:span></text:p>
      <text:p text:style-name="P3"><text:span text:style-name="T2">Example: <text:tab/><text:tab/></text:span><text:span text:style-name="T4">READSEQD__\n</text:span></text:p>
      <text:p text:style-name="P15"><text:span text:style-name="T2">Description: <text:tab/><text:tab/>Will read data about the currently running sequence.  Infor returned will <text:tab/><text:tab/><text:tab/><text:tab/>be the block temperature in Celsius, the sample temperature in Celsius, <text:tab/><text:tab/><text:tab/><text:tab/>the current cycle number and the current step within the cycle.</text:span></text:p>
      <text:p text:style-name="P19"/>
      <text:p text:style-name="P19"/>
      <text:p text:style-name="P19"/>
      <text:p text:style-name="P19"><text:soft-page-break/>OBIS Laser</text:p>
      <text:p text:style-name="P4">Get Laser Power</text:p>
      <text:p text:style-name="P3"><text:span text:style-name="T2">CMD: <text:tab/><text:tab/><text:tab/></text:span><text:span text:style-name="T4">GETLPWR</text:span></text:p>
      <text:p text:style-name="P3"><text:span text:style-name="T2">Device Name:</text:span><text:span text:style-name="T6"> <text:tab/></text:span><text:span text:style-name="T4">OBISLaser</text:span></text:p>
      <text:p text:style-name="P3"><text:span text:style-name="T2">Response: </text:span><text:span text:style-name="T6"><text:s/><text:tab/><text:tab/></text:span><text:span text:style-name="T4">OK________[power in watts]\n</text:span></text:p>
      <text:p text:style-name="P3"><text:span text:style-name="T2">Example:</text:span><text:span text:style-name="T6"> <text:tab/><text:tab/></text:span><text:span text:style-name="T4">GETLPWR___\n</text:span></text:p>
      <text:p text:style-name="P15"><text:span text:style-name="T2">Description:</text:span><text:span text:style-name="T6"> <text:tab/><text:tab/></text:span><text:span text:style-name="T2">Will return the current output power (in watts).</text:span></text:p>
      <text:p text:style-name="P4"/>
      <text:p text:style-name="P4">Set Laser Power</text:p>
      <text:p text:style-name="P3"><text:span text:style-name="T2">CMD: <text:tab/><text:tab/><text:tab/></text:span><text:span text:style-name="T4">SETLPWR [watts]</text:span></text:p>
      <text:p text:style-name="P3"><text:span text:style-name="T2">Device Name:</text:span><text:span text:style-name="T6"> <text:tab/></text:span><text:span text:style-name="T4">OBISLaser</text:span></text:p>
      <text:p text:style-name="P3"><text:span text:style-name="T2">Response:</text:span><text:span text:style-name="T6"> <text:tab/><text:tab/></text:span><text:span text:style-name="T4">OK________\n</text:span></text:p>
      <text:p text:style-name="P3"><text:span text:style-name="T2">Example: <text:tab/><text:tab/></text:span><text:span text:style-name="T4">SETLPWR___0.01600\n</text:span></text:p>
      <text:p text:style-name="P15"><text:span text:style-name="T2">Description:</text:span><text:span text:style-name="T6"> <text:tab/><text:tab/></text:span><text:span text:style-name="T2">Will set the current output power (in watts).</text:span></text:p>
      <text:p text:style-name="P12"/>
      <text:p text:style-name="P4">Turn Laser ON or OFF</text:p>
      <text:p text:style-name="P3"><text:span text:style-name="T2">CMD: <text:tab/><text:tab/><text:tab/></text:span><text:span text:style-name="T4">SETLSTATE [ON|OFF]</text:span></text:p>
      <text:p text:style-name="P3"><text:span text:style-name="T2">Device Name: <text:tab/></text:span><text:span text:style-name="T4">OBISLaser</text:span></text:p>
      <text:p text:style-name="P3"><text:span text:style-name="T2">Response: <text:tab/><text:tab/></text:span><text:span text:style-name="T4">OK________\n</text:span></text:p>
      <text:p text:style-name="P3"><text:span text:style-name="T2">Example:<text:tab/><text:tab/></text:span><text:span text:style-name="T6"> </text:span><text:span text:style-name="T4">SETLSTATE_OFF\n</text:span></text:p>
      <text:p text:style-name="P15"><text:span text:style-name="T2">Description:<text:tab/><text:tab/></text:span><text:span text:style-name="T6"> </text:span><text:span text:style-name="T2">Will turn on or off the laser.</text:span></text:p>
      <text:p text:style-name="P12"/>
      <text:p text:style-name="P7">Laser’s Motor</text:p>
      <text:p text:style-name="P4">Go Left</text:p>
      <text:p text:style-name="P3"><text:span text:style-name="T2">CMD: <text:tab/><text:tab/><text:tab/></text:span><text:span text:style-name="T4">MOVELEFT</text:span></text:p>
      <text:p text:style-name="P3"><text:span text:style-name="T2">Device Name:<text:tab/></text:span><text:span text:style-name="T4">LaserMotor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MOVELEFT\n</text:span></text:p>
      <text:p text:style-name="P15"><text:span text:style-name="T2">Description: <text:tab/><text:tab/>Laser Motor will go to the left</text:span></text:p>
      <text:p text:style-name="P12"/>
      <text:p text:style-name="P4"/>
      <text:p text:style-name="P4"/>
      <text:p text:style-name="P4"><text:soft-page-break/>Go Right</text:p>
      <text:p text:style-name="P3"><text:span text:style-name="T2">CMD: <text:tab/><text:tab/><text:tab/></text:span><text:span text:style-name="T4">MOVERIGHT</text:span></text:p>
      <text:p text:style-name="P3"><text:span text:style-name="T2">Device Name:<text:tab/></text:span><text:span text:style-name="T4">LaserMotor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MOVERIGHT\n</text:span></text:p>
      <text:p text:style-name="P4">Replace Capillary</text:p>
      <text:p text:style-name="P3"><text:span text:style-name="T2">CMD:<text:tab/><text:tab/><text:tab/></text:span><text:span text:style-name="T4">RETRACT</text:span></text:p>
      <text:p text:style-name="P3"><text:span text:style-name="T2">Device Name:<text:tab/></text:span><text:span text:style-name="T4">LaserMotor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RETRACT\n</text:span></text:p>
      <text:p text:style-name="P15"><text:span text:style-name="T2">Description: <text:tab/><text:tab/>Laser Motor retracts in order for user to put a new capillary.</text:span></text:p>
      <text:p text:style-name="P4">Finished Replacing Capillary</text:p>
      <text:p text:style-name="P3"><text:span text:style-name="T2">CMD: <text:tab/><text:tab/><text:tab/></text:span><text:span text:style-name="T4">CAPREADY</text:span></text:p>
      <text:p text:style-name="P3"><text:span text:style-name="T2">Device Name:<text:tab/></text:span><text:span text:style-name="T4">LaserMotor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CAPREADY\n</text:span></text:p>
      <text:p text:style-name="P15"><text:span text:style-name="T2">Description:<text:tab/><text:tab/></text:span><text:span text:style-name="T6"> </text:span><text:span text:style-name="T2">Laser Motor moves back to it’s original position relative to capillary being <text:tab/><text:tab/><text:tab/>installed</text:span></text:p>
      <text:p text:style-name="P15"><text:span text:style-name="T2"/></text:p>
      <text:p text:style-name="P9"/>
      <text:p text:style-name="P9"><text:span text:style-name="T8">Capillary Heater</text:span></text:p>
      <text:p text:style-name="P4">Turn on Capillary Heater</text:p>
      <text:p text:style-name="P3"><text:span text:style-name="T2">CMD: <text:tab/><text:tab/><text:tab/></text:span><text:span text:style-name="T4">CAPHEATON</text:span></text:p>
      <text:p text:style-name="P3"><text:span text:style-name="T2">Device Name:<text:tab/></text:span><text:span text:style-name="T4">CapillaryHeater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CAPHEATON\n</text:span></text:p>
      <text:p text:style-name="P15"><text:span text:style-name="T2">Description: Turn on the Capillary Heater</text:span></text:p>
      <text:p text:style-name="P12"/>
      <text:p text:style-name="P4">Turn off Capillary Heater</text:p>
      <text:p text:style-name="P3"><text:span text:style-name="T2">CMD: </text:span><text:span text:style-name="T6"><text:s/><text:tab/><text:tab/><text:tab/></text:span><text:span text:style-name="T4">CAPHEATOFF</text:span></text:p>
      <text:p text:style-name="P3"><text:span text:style-name="T2">Device Name:<text:tab/></text:span><text:span text:style-name="T4">CapillaryHeater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CAPHEATOFF\n</text:span></text:p>
      <text:p text:style-name="P15"><text:span text:style-name="T2">Description: <text:tab/><text:tab/>Turn off the Capillary Heater</text:span></text:p>
      <text:p text:style-name="P13"><text:soft-page-break/></text:p>
      <text:p text:style-name="P4">Get Temperature</text:p>
      <text:p text:style-name="P3"><text:span text:style-name="T2">CMD:<text:tab/><text:tab/><text:tab/></text:span><text:span text:style-name="T4">CAPGETT</text:span></text:p>
      <text:p text:style-name="P3"><text:span text:style-name="T2">Device Name:<text:tab/></text:span><text:span text:style-name="T4">CapillaryHeater</text:span></text:p>
      <text:p text:style-name="P3"><text:span text:style-name="T2">Response: <text:tab/><text:tab/></text:span><text:span text:style-name="T4">OK_____[temp]\n</text:span></text:p>
      <text:p text:style-name="P3"><text:span text:style-name="T2">Example: <text:tab/><text:tab/></text:span><text:span text:style-name="T4">CAPGETT\n</text:span></text:p>
      <text:p text:style-name="P15"><text:span text:style-name="T2">Description: <text:tab/><text:tab/>Get the temperature from the  Capillary Heater</text:span></text:p>
      <text:p text:style-name="P4">Set Temperature</text:p>
      <text:p text:style-name="P3"><text:span text:style-name="T2">CMD: <text:tab/><text:tab/><text:tab/></text:span><text:span text:style-name="T4">CAPSETT [temp]</text:span></text:p>
      <text:p text:style-name="P3"><text:span text:style-name="T2">Device Name:<text:tab/></text:span><text:span text:style-name="T4">CapillaryHeater</text:span></text:p>
      <text:p text:style-name="P3"><text:span text:style-name="T2">Response: <text:tab/></text:span><text:span text:style-name="T3"><text:tab/></text:span><text:span text:style-name="T4">OK_____\n</text:span></text:p>
      <text:p text:style-name="P3"><text:span text:style-name="T2">Example:<text:tab/><text:tab/></text:span><text:span text:style-name="T4">CAPSETT___10.0\n</text:span></text:p>
      <text:p text:style-name="P15"><text:span text:style-name="T2">Description: <text:tab/><text:tab/>Sets the temperature for the  Capillary Heater to heat up to.</text:span></text:p>
      <text:p text:style-name="P12"/>
      <text:p text:style-name="P7">Gel Pump</text:p>
      <text:p text:style-name="P4">Push Gel Pump</text:p>
      <text:p text:style-name="P3"><text:span text:style-name="T2">CMD: <text:tab/><text:tab/><text:tab/></text:span><text:span text:style-name="T4">GELMV</text:span></text:p>
      <text:p text:style-name="P3"><text:span text:style-name="T2">Device Name: <text:tab/></text:span><text:span text:style-name="T4">GelPump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GELMV\n</text:span></text:p>
      <text:p text:style-name="P16"><text:span text:style-name="T2">Description: <text:tab/><text:tab/>Push Gel into capillary</text:span></text:p>
      <text:p text:style-name="P4">Pull Gel Pump</text:p>
      <text:p text:style-name="P3"><text:span text:style-name="T2">CMD: <text:tab/><text:tab/><text:tab/></text:span><text:span text:style-name="T4">GELRET</text:span><text:span text:style-name="T6"> </text:span></text:p>
      <text:p text:style-name="P3"><text:span text:style-name="T2">Device Name: <text:tab/></text:span><text:span text:style-name="T4">GelPump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GELRET</text:span><text:span text:style-name="T6"> </text:span><text:span text:style-name="T4">\n</text:span></text:p>
      <text:p text:style-name="P15"><text:span text:style-name="T2">Description: <text:tab/><text:tab/>Pull pump to refill Syringe with Gel </text:span></text:p>
      <text:p text:style-name="P20"/>
      <text:p text:style-name="P4">Gel Pump is filled and ready</text:p>
      <text:p text:style-name="P3"><text:span text:style-name="T2">CMD:<text:tab/><text:tab/><text:tab/></text:span><text:span text:style-name="T4">GELSTART</text:span></text:p>
      <text:p text:style-name="P3"><text:span text:style-name="T2">Device Name: <text:tab/></text:span><text:span text:style-name="T4">GelPump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GELSTART\n</text:span></text:p>
      <text:p text:style-name="P15"><text:span text:style-name="T2">Description: Pull pump to refill Syringe with Gel </text:span></text:p>
      <text:p text:style-name="P9"><text:soft-page-break/></text:p>
      <text:p text:style-name="P7">Spectrometer</text:p>
      <text:p text:style-name="P4">Turn on Spectrometer</text:p>
      <text:p text:style-name="P3"><text:span text:style-name="T2">CMD:</text:span></text:p>
      <text:p text:style-name="P3"><text:span text:style-name="T2">Device Name:</text:span><text:span text:style-name="T6"> </text:span></text:p>
      <text:p text:style-name="P3"><text:span text:style-name="T2">Response: <text:tab/><text:tab/></text:span><text:span text:style-name="T4">OK________\n</text:span></text:p>
      <text:p text:style-name="P3"><text:span text:style-name="T2">Example: <text:tab/><text:tab/></text:span><text:span text:style-name="T4">\n</text:span></text:p>
      <text:p text:style-name="P15"><text:span text:style-name="T2">Description: Turn on the spectrometer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0:20:28.756652069</meta:creation-date>
    <dc:date>2016-12-13T10:52:23.149173323</dc:date>
    <meta:editing-duration>PT15M3S</meta:editing-duration>
    <meta:editing-cycles>1</meta:editing-cycles>
    <meta:document-statistic meta:table-count="0" meta:image-count="0" meta:object-count="0" meta:page-count="7" meta:paragraph-count="157" meta:word-count="706" meta:character-count="5264" meta:non-whitespace-character-count="4479"/>
    <meta:generator>LibreOffice/4.2.8.2$Linux_x86 LibreOffice_project/420m0$Build-2</meta:generator>
  </office:meta>
</office:document-meta>
</file>